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a6e3" officeooo:paragraph-rsid="0001a6e3"/>
    </style:style>
    <style:style style:name="P2" style:family="paragraph" style:parent-style-name="Standard">
      <style:text-properties officeooo:rsid="0001a6e3" officeooo:paragraph-rsid="0004df6e"/>
    </style:style>
    <style:style style:name="P3" style:family="paragraph" style:parent-style-name="Standard">
      <style:text-properties officeooo:rsid="0001a6e3" officeooo:paragraph-rsid="0007d2ee"/>
    </style:style>
    <style:style style:name="P4" style:family="paragraph" style:parent-style-name="Standard">
      <style:text-properties officeooo:rsid="0006348e" officeooo:paragraph-rsid="0006348e"/>
    </style:style>
    <style:style style:name="P5" style:family="paragraph" style:parent-style-name="Standard">
      <style:text-properties officeooo:rsid="0006348e" officeooo:paragraph-rsid="0007d2ee"/>
    </style:style>
    <style:style style:name="P6" style:family="paragraph" style:parent-style-name="Standard">
      <style:text-properties officeooo:rsid="0006348e" officeooo:paragraph-rsid="0006348e"/>
    </style:style>
    <style:style style:name="P7" style:family="paragraph" style:parent-style-name="Standard">
      <style:text-properties officeooo:rsid="0008b334" officeooo:paragraph-rsid="000c8bfa"/>
    </style:style>
    <style:style style:name="P8" style:family="paragraph" style:parent-style-name="Standard">
      <style:text-properties officeooo:rsid="000c8bfa" officeooo:paragraph-rsid="000c8bfa"/>
    </style:style>
    <style:style style:name="P9" style:family="paragraph" style:parent-style-name="Standard">
      <style:text-properties officeooo:rsid="000ee3a0" officeooo:paragraph-rsid="000ee3a0"/>
    </style:style>
    <style:style style:name="T1" style:family="text">
      <style:text-properties officeooo:rsid="0001a6e3"/>
    </style:style>
    <style:style style:name="T2" style:family="text">
      <style:text-properties officeooo:rsid="0003c776"/>
    </style:style>
    <style:style style:name="T3" style:family="text">
      <style:text-properties officeooo:rsid="0004df6e"/>
    </style:style>
    <style:style style:name="T4" style:family="text">
      <style:text-properties officeooo:rsid="0006348e"/>
    </style:style>
    <style:style style:name="T5" style:family="text">
      <style:text-properties officeooo:rsid="000fb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BSD 区域肯定有目标的情况 <text:s/><text:span text:style-name="T2">(3&gt;x&gt;0.5 <text:s/>5&gt;y&gt;-2) <text:s text:c="2"/></text:span></text:p>
      <text:p text:style-name="P1">对于广告牌,Y<text:span text:style-name="T4">&lt;0区域的目标速度为正(靠近), Y&gt;0区域的目标速度为负值(原理)</text:span></text:p>
      <text:p text:style-name="P3"/>
      <text:p text:style-name="P3"/>
      <text:p text:style-name="P5">一:(并肩处理) <text:s/>并肩数据特点 <text:s/></text:p>
      <text:p text:style-name="P1">1) <text:s text:c="3"/>Y &lt; 0, V &lt; 0 <text:s text:c="8"/><text:span text:style-name="T4">y&lt;0时关注目标接近的</text:span></text:p>
      <text:p text:style-name="P2">2) <text:s text:c="3"/>Y <text:span text:style-name="T3">&gt; </text:span>0, V <text:span text:style-name="T4">&gt; </text:span>0 <text:s text:c="8"/>y<text:span text:style-name="T4">&gt;0 时关注目标接近的 <text:s text:c="9"/>或的关系 (一包数据中)</text:span></text:p>
      <text:p text:style-name="P4">3) <text:s text:c="3"/><text:span text:style-name="T1">5/3</text:span></text:p>
      <text:p text:style-name="P4"/>
      <text:p text:style-name="P4"/>
      <text:p text:style-name="P4"/>
      <text:p text:style-name="P4"/>
      <text:p text:style-name="P4"/>
      <text:p text:style-name="P5">二:(超车处理) 超车数据特点</text:p>
      <text:p text:style-name="P3"/>
      <text:p text:style-name="P7">1) 速度有正 且 有负 <text:s text:c="2"/><text:tab/><text:tab/><text:tab/><text:tab/><text:tab/><text:tab/><text:tab/><text:span text:style-name="T4"> (一包数据中)</text:span></text:p>
      <text:p text:style-name="P8">2) 5/3</text:p>
      <text:p text:style-name="P9">3) 历史数据 y 有正且有负</text:p>
      <text:p text:style-name="P8"/>
      <text:p text:style-name="P8"/>
      <text:p text:style-name="P8"/>
      <text:p text:style-name="P8"/>
      <text:p text:style-name="P8">三:(超摩托车处理) <text:s/>超摩托车数据特点</text:p>
      <text:p text:style-name="P8">BSD起批处理, 8/<text:span text:style-name="T5">6</text:span>且有运动趋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09:34:52.146447418</meta:creation-date>
    <dc:date>2020-06-29T21:51:42.225022286</dc:date>
    <meta:editing-duration>PT8H51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76" meta:character-count="308" meta:non-whitespace-character-count="220"/>
  </office:meta>
</office:document-meta>
</file>